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785cm" fo:min-width="3.741cm" draw:shadow="visible" draw:shadow-offset-x="0.102cm" draw:shadow-offset-y="0.102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0.799cm" fo:min-width="5.088cm" draw:shadow="visible" draw:shadow-offset-x="0.102cm" draw:shadow-offset-y="0.10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3.31cm" draw:shadow="visible" draw:shadow-offset-x="0.102cm" draw:shadow-offset-y="0.102cm"/>
    </style:style>
    <style:style style:name="gr5" style:family="graphic" style:parent-style-name="standard">
      <style:graphic-properties draw:stroke="none" svg:stroke-color="#000000" draw:fill="none" draw:fill-color="#ffffff" fo:min-height="1.274cm"/>
    </style:style>
    <style:style style:name="gr6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94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2.929cm" draw:shadow="visible" draw:shadow-offset-x="0.102cm" draw:shadow-offset-y="0.102cm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gr10" style:family="graphic" style:parent-style-name="standard">
      <style:graphic-properties svg:stroke-color="#333333" draw:fill-color="#dddddd" draw:textarea-horizontal-align="justify" draw:textarea-vertical-align="middle" draw:auto-grow-height="false" fo:min-height="7.334cm" fo:min-width="0cm"/>
    </style:style>
    <style:style style:name="gr11" style:family="graphic" style:parent-style-name="standard">
      <style:graphic-properties draw:stroke="dash" draw:stroke-dash="Fine_20_Dashed" svg:stroke-color="#000000" draw:fill-color="#ffffff" draw:opacity="0%" draw:textarea-horizontal-align="justify" draw:textarea-vertical-align="middle" draw:auto-grow-height="false" fo:min-height="0.385cm" fo:min-width="1.227cm" draw:shadow-opacity="0%"/>
    </style:style>
    <style:style style:name="gr12" style:family="graphic" style:parent-style-name="objectwithoutfill">
      <style:graphic-properties draw:marker-end="Arrow" draw:marker-end-width="0.152cm" draw:fill="none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1.561cm" fo:min-width="4.834cm" draw:shadow="visible" draw:shadow-offset-x="0.102cm" draw:shadow-offset-y="0.10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532cm" draw:shadow="visible" draw:shadow-offset-x="0.102cm" draw:shadow-offset-y="0.102cm"/>
    </style:style>
    <style:style style:name="gr15" style:family="graphic" style:parent-style-name="standard">
      <style:graphic-properties draw:stroke="none" svg:stroke-color="#000000" draw:fill="none" draw:fill-color="#ffffff" fo:min-height="0.893cm"/>
    </style:style>
    <style:style style:name="gr16" style:family="graphic" style:parent-style-name="objectwithoutfill">
      <style:graphic-properties draw:stroke="dash" draw:stroke-dash="Fine_20_Dashed" draw:marker-end="Arrow" draw:marker-end-width="0.203cm" draw:fill="none" draw:textarea-vertical-align="middle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0.501cm"/>
    </style:style>
    <style:style style:name="gr18" style:family="graphic" style:parent-style-name="standard">
      <style:graphic-properties svg:stroke-color="#333333" draw:fill-color="#cccccc" draw:textarea-horizontal-align="justify" draw:textarea-vertical-align="middle" draw:auto-grow-height="false" fo:min-height="0.021cm" fo:min-width="0cm"/>
    </style:style>
    <style:style style:name="gr19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4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2pt" style:font-size-asian="18pt" style:font-size-complex="18pt"/>
    </style:style>
    <style:style style:name="P10" style:family="paragraph">
      <loext:graphic-properties draw:fill-color="#ffffff" draw:opacity="0%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0pt" style:font-size-asian="18pt" style:font-size-complex="18pt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6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fo:font-style="italic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 fo:font-style="italic" style:font-size-asian="18pt" style:font-size-complex="18pt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7.493cm" svg:x="2.905cm" svg:y="4.4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683cm" svg:height="1.016cm" svg:x="3.54cm" svg:y="4.661cm">
          <draw:text-box>
            <text:p><text:span text:style-name="T1">bucket: </text:span><text:span text:style-name="T2">users</text:span></text:p>
          </draw:text-box>
        </draw:frame>
        <draw:custom-shape draw:style-name="gr3" draw:text-style-name="P3" draw:layer="layout" svg:width="5.588cm" svg:height="11.049cm" svg:x="18.653cm" svg:y="3.794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3.81cm" svg:height="2.286cm" svg:x="19.542cm" svg:y="4.68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3.556cm" svg:height="1.524cm" svg:x="19.669cm" svg:y="5.064cm">
            <draw:text-box>
              <text:p text:style-name="P4"><text:span text:style-name="T1">Cluster-Node 1</text:span></text:p>
            </draw:text-box>
          </draw:frame>
        </draw:g>
        <draw:line draw:style-name="gr6" draw:text-style-name="P6" draw:layer="layout" svg:x1="3.794cm" svg:y1="5.445cm" svg:x2="6.715cm" svg:y2="5.445cm">
          <text:p/>
        </draw:line>
        <draw:frame draw:style-name="gr7" draw:text-style-name="P8" draw:layer="layout" svg:width="4.318cm" svg:height="1.199cm" svg:x="7.096cm" svg:y="3.032cm">
          <draw:text-box>
            <text:p text:style-name="P7"><text:span text:style-name="T3">CRC32 Hashing Algorithm</text:span></text:p>
          </draw:text-box>
        </draw:frame>
        <draw:g>
          <draw:custom-shape draw:style-name="gr8" draw:text-style-name="P1" draw:layer="layout" svg:width="3.429cm" svg:height="0.889cm" svg:x="3.54cm" svg:y="5.95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9" draw:layer="layout" svg:width="3.429cm" svg:height="0.806cm" svg:x="3.667cm" svg:y="6.036cm">
            <draw:text-box>
              <text:p><text:span text:style-name="T3">Key: </text:span><text:span text:style-name="T4">user_32</text:span></text:p>
            </draw:text-box>
          </draw:frame>
        </draw:g>
        <draw:g>
          <draw:custom-shape draw:style-name="gr8" draw:text-style-name="P1" draw:layer="layout" svg:width="3.429cm" svg:height="0.889cm" svg:x="3.54cm" svg:y="7.22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9" draw:layer="layout" svg:width="3.429cm" svg:height="0.806cm" svg:x="3.667cm" svg:y="7.306cm">
            <draw:text-box>
              <text:p><text:span text:style-name="T3">Key: </text:span><text:span text:style-name="T4">user_33</text:span></text:p>
            </draw:text-box>
          </draw:frame>
        </draw:g>
        <draw:g>
          <draw:custom-shape draw:style-name="gr8" draw:text-style-name="P1" draw:layer="layout" svg:width="3.429cm" svg:height="0.889cm" svg:x="3.54cm" svg:y="8.6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9" draw:layer="layout" svg:width="3.429cm" svg:height="0.806cm" svg:x="3.667cm" svg:y="8.703cm">
            <draw:text-box>
              <text:p><text:span text:style-name="T3">Key: </text:span><text:span text:style-name="T4">user_34</text:span></text:p>
            </draw:text-box>
          </draw:frame>
        </draw:g>
        <draw:g>
          <draw:custom-shape draw:style-name="gr8" draw:text-style-name="P1" draw:layer="layout" svg:width="3.429cm" svg:height="0.889cm" svg:x="3.54cm" svg:y="10.01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9" draw:layer="layout" svg:width="3.429cm" svg:height="0.806cm" svg:x="3.667cm" svg:y="10.1cm">
            <draw:text-box>
              <text:p><text:span text:style-name="T3">Key: </text:span><text:span text:style-name="T4">user_35</text:span></text:p>
            </draw:text-box>
          </draw:frame>
        </draw:g>
        <draw:custom-shape draw:style-name="gr10" draw:text-style-name="P3" draw:layer="layout" svg:width="0.127cm" svg:height="7.62cm" svg:x="9.128cm" svg:y="4.42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727cm" svg:height="0.635cm" svg:x="4.81cm" svg:y="6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727cm" svg:height="0.635cm" svg:x="4.81cm" svg:y="7.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727cm" svg:height="0.635cm" svg:x="4.81cm" svg:y="8.7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727cm" svg:height="0.635cm" svg:x="4.81cm" svg:y="10.144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6.537cm" svg:y1="6.41cm" svg:x2="9.001cm" svg:y2="6.41cm">
          <text:p/>
        </draw:line>
        <draw:line draw:style-name="gr12" draw:text-style-name="P6" draw:layer="layout" svg:x1="6.537cm" svg:y1="7.655cm" svg:x2="9.001cm" svg:y2="7.655cm">
          <text:p/>
        </draw:line>
        <draw:line draw:style-name="gr12" draw:text-style-name="P6" draw:layer="layout" svg:x1="6.537cm" svg:y1="9.077cm" svg:x2="9.001cm" svg:y2="9.077cm">
          <text:p/>
        </draw:line>
        <draw:line draw:style-name="gr12" draw:text-style-name="P6" draw:layer="layout" svg:x1="6.537cm" svg:y1="10.449cm" svg:x2="9.001cm" svg:y2="10.449cm">
          <text:p/>
        </draw:line>
        <draw:custom-shape draw:style-name="gr13" draw:text-style-name="P1" draw:layer="layout" svg:width="5.334cm" svg:height="11.811cm" svg:x="11.922cm" svg:y="3.794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1" draw:layer="layout" svg:width="2.032cm" svg:height="1.27cm" svg:x="12.176cm" svg:y="13.827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1" draw:layer="layout" svg:width="2.159cm" svg:height="1.143cm" svg:x="12.176cm" svg:y="13.954cm">
            <draw:text-box>
              <text:p text:style-name="P4"><text:span text:style-name="T5">vBucket</text:span></text:p>
              <text:p text:style-name="P4"><text:span text:style-name="T5">1024</text:span></text:p>
            </draw:text-box>
          </draw:frame>
        </draw:g>
        <draw:line draw:style-name="gr16" draw:text-style-name="P6" draw:layer="layout" svg:x1="13.192cm" svg:y1="12.176cm" svg:x2="13.192cm" svg:y2="13.827cm">
          <text:p/>
        </draw:line>
        <draw:g>
          <draw:custom-shape draw:style-name="gr14" draw:text-style-name="P1" draw:layer="layout" svg:width="2.032cm" svg:height="1.27cm" svg:x="14.716cm" svg:y="13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1" draw:layer="layout" svg:width="2.159cm" svg:height="1.143cm" svg:x="14.716cm" svg:y="13.954cm">
            <draw:text-box>
              <text:p text:style-name="P4"><text:span text:style-name="T5">Node</text:span></text:p>
              <text:p text:style-name="P4"><text:span text:style-name="T5">1</text:span></text:p>
            </draw:text-box>
          </draw:frame>
        </draw:g>
        <draw:line draw:style-name="gr16" draw:text-style-name="P6" draw:layer="layout" svg:x1="15.732cm" svg:y1="12.176cm" svg:x2="15.732cm" svg:y2="13.827cm">
          <text:p/>
        </draw:line>
        <draw:g>
          <draw:g>
            <draw:custom-shape draw:style-name="gr14" draw:text-style-name="P1" draw:layer="layout" svg:width="2.032cm" svg:height="1.27cm" svg:x="12.176cm" svg:y="4.1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text-style-name="P11" draw:layer="layout" svg:width="2.159cm" svg:height="1.143cm" svg:x="12.176cm" svg:y="4.302cm">
              <draw:text-box>
                <text:p text:style-name="P4"><text:span text:style-name="T5">vBucket</text:span></text:p>
                <text:p text:style-name="P4"><text:span text:style-name="T5">1</text:span></text:p>
              </draw:text-box>
            </draw:frame>
          </draw:g>
          <draw:g>
            <draw:custom-shape draw:style-name="gr14" draw:text-style-name="P1" draw:layer="layout" svg:width="2.032cm" svg:height="1.27cm" svg:x="14.716cm" svg:y="4.1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text-style-name="P11" draw:layer="layout" svg:width="2.159cm" svg:height="1.143cm" svg:x="14.716cm" svg:y="4.302cm">
              <draw:text-box>
                <text:p text:style-name="P4"><text:span text:style-name="T5">Node</text:span></text:p>
                <text:p text:style-name="P4"><text:span text:style-name="T5">1</text:span></text:p>
              </draw:text-box>
            </draw:frame>
          </draw:g>
          <draw:custom-shape draw:style-name="gr17" draw:text-style-name="P3" draw:layer="layout" svg:width="1.143cm" svg:height="0.381cm" svg:x="14.018cm" svg:y="4.8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g>
            <draw:custom-shape draw:style-name="gr14" draw:text-style-name="P1" draw:layer="layout" svg:width="2.032cm" svg:height="1.27cm" svg:x="12.177cm" svg:y="5.8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text-style-name="P11" draw:layer="layout" svg:width="2.159cm" svg:height="1.143cm" svg:x="12.177cm" svg:y="6.011cm">
              <draw:text-box>
                <text:p text:style-name="P4"><text:span text:style-name="T5">vBucket</text:span></text:p>
                <text:p text:style-name="P4"><text:span text:style-name="T5">2</text:span></text:p>
              </draw:text-box>
            </draw:frame>
          </draw:g>
          <draw:g>
            <draw:custom-shape draw:style-name="gr14" draw:text-style-name="P1" draw:layer="layout" svg:width="2.032cm" svg:height="1.27cm" svg:x="14.717cm" svg:y="5.8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text-style-name="P11" draw:layer="layout" svg:width="2.159cm" svg:height="1.143cm" svg:x="14.717cm" svg:y="6.011cm">
              <draw:text-box>
                <text:p text:style-name="P4"><text:span text:style-name="T5">Node</text:span></text:p>
                <text:p text:style-name="P4"><text:span text:style-name="T5">2</text:span></text:p>
              </draw:text-box>
            </draw:frame>
          </draw:g>
          <draw:custom-shape draw:style-name="gr17" draw:text-style-name="P3" draw:layer="layout" svg:width="1.143cm" svg:height="0.381cm" svg:x="14.019cm" svg:y="6.64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g>
            <draw:custom-shape draw:style-name="gr14" draw:text-style-name="P1" draw:layer="layout" svg:width="2.032cm" svg:height="1.27cm" svg:x="12.176cm" svg:y="7.5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text-style-name="P11" draw:layer="layout" svg:width="2.159cm" svg:height="1.143cm" svg:x="12.176cm" svg:y="7.72cm">
              <draw:text-box>
                <text:p text:style-name="P4"><text:span text:style-name="T5">vBucket</text:span></text:p>
                <text:p text:style-name="P4"><text:span text:style-name="T5">3</text:span></text:p>
              </draw:text-box>
            </draw:frame>
          </draw:g>
          <draw:g>
            <draw:custom-shape draw:style-name="gr14" draw:text-style-name="P1" draw:layer="layout" svg:width="2.032cm" svg:height="1.27cm" svg:x="14.716cm" svg:y="7.5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text-style-name="P11" draw:layer="layout" svg:width="2.159cm" svg:height="1.143cm" svg:x="14.716cm" svg:y="7.72cm">
              <draw:text-box>
                <text:p text:style-name="P4"><text:span text:style-name="T5">Node</text:span></text:p>
                <text:p text:style-name="P4"><text:span text:style-name="T5">3</text:span></text:p>
              </draw:text-box>
            </draw:frame>
          </draw:g>
          <draw:custom-shape draw:style-name="gr17" draw:text-style-name="P3" draw:layer="layout" svg:width="1.143cm" svg:height="0.381cm" svg:x="14.018cm" svg:y="8.30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g>
            <draw:custom-shape draw:style-name="gr14" draw:text-style-name="P1" draw:layer="layout" svg:width="2.032cm" svg:height="1.27cm" svg:x="12.176cm" svg:y="9.3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text-style-name="P11" draw:layer="layout" svg:width="2.159cm" svg:height="1.143cm" svg:x="12.176cm" svg:y="9.428cm">
              <draw:text-box>
                <text:p text:style-name="P4"><text:span text:style-name="T5">vBucket</text:span></text:p>
                <text:p text:style-name="P4"><text:span text:style-name="T5">4</text:span></text:p>
              </draw:text-box>
            </draw:frame>
          </draw:g>
          <draw:g>
            <draw:custom-shape draw:style-name="gr14" draw:text-style-name="P1" draw:layer="layout" svg:width="2.032cm" svg:height="1.27cm" svg:x="14.716cm" svg:y="9.3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text-style-name="P11" draw:layer="layout" svg:width="2.159cm" svg:height="1.143cm" svg:x="14.716cm" svg:y="9.428cm">
              <draw:text-box>
                <text:p text:style-name="P4"><text:span text:style-name="T5">Node</text:span></text:p>
                <text:p text:style-name="P4"><text:span text:style-name="T5">1</text:span></text:p>
              </draw:text-box>
            </draw:frame>
          </draw:g>
          <draw:custom-shape draw:style-name="gr17" draw:text-style-name="P3" draw:layer="layout" svg:width="1.143cm" svg:height="0.381cm" svg:x="14.018cm" svg:y="9.98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g>
            <draw:custom-shape draw:style-name="gr14" draw:text-style-name="P1" draw:layer="layout" svg:width="2.032cm" svg:height="1.27cm" svg:x="12.176cm" svg:y="11.008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11" draw:layer="layout" svg:width="2.159cm" svg:height="1.143cm" svg:x="12.176cm" svg:y="11.135cm">
              <draw:text-box>
                <text:p text:style-name="P4"><text:span text:style-name="T5">vBucket</text:span></text:p>
                <text:p text:style-name="P4"><text:span text:style-name="T5">5</text:span></text:p>
              </draw:text-box>
            </draw:frame>
          </draw:g>
          <draw:g>
            <draw:custom-shape draw:style-name="gr14" draw:text-style-name="P1" draw:layer="layout" svg:width="2.032cm" svg:height="1.27cm" svg:x="14.716cm" svg:y="11.0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text-style-name="P11" draw:layer="layout" svg:width="2.159cm" svg:height="1.143cm" svg:x="14.716cm" svg:y="11.135cm">
              <draw:text-box>
                <text:p text:style-name="P4"><text:span text:style-name="T5">Node</text:span></text:p>
                <text:p text:style-name="P4"><text:span text:style-name="T5">2</text:span></text:p>
              </draw:text-box>
            </draw:frame>
          </draw:g>
          <draw:custom-shape draw:style-name="gr17" draw:text-style-name="P3" draw:layer="layout" svg:width="1.143cm" svg:height="0.381cm" svg:x="14.018cm" svg:y="11.64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7" draw:text-style-name="P3" draw:layer="layout" svg:width="1.143cm" svg:height="0.381cm" svg:x="14.018cm" svg:y="14.5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4.318cm" svg:height="1.199cm" svg:x="12.303cm" svg:y="2.476cm">
          <draw:text-box>
            <text:p text:style-name="P7"><text:span text:style-name="T3">vBucket to Cluster-Node Map</text:span></text:p>
          </draw:text-box>
        </draw:frame>
        <draw:custom-shape draw:style-name="gr18" draw:text-style-name="P12" draw:layer="layout" svg:width="0.381cm" svg:height="0.381cm" svg:x="9.001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381cm" svg:height="0.381cm" svg:x="9.001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381cm" svg:height="0.381cm" svg:x="9.001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381cm" svg:height="0.381cm" svg:x="9.001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9.382cm" svg:y1="6.41cm" svg:x2="12.176cm" svg:y2="8.112cm">
          <text:p/>
        </draw:line>
        <draw:line draw:style-name="gr12" draw:text-style-name="P6" draw:layer="layout" svg:x1="9.382cm" svg:y1="7.655cm" svg:x2="12.176cm" svg:y2="4.785cm">
          <text:p/>
        </draw:line>
        <draw:line draw:style-name="gr12" draw:text-style-name="P6" draw:layer="layout" svg:x1="9.382cm" svg:y1="9.077cm" svg:x2="12.176cm" svg:y2="6.461cm">
          <text:p/>
        </draw:line>
        <draw:line draw:style-name="gr12" draw:text-style-name="P6" draw:layer="layout" svg:x1="9.382cm" svg:y1="10.449cm" svg:x2="12.176cm" svg:y2="8.239cm">
          <text:p/>
        </draw:line>
        <draw:g>
          <draw:custom-shape draw:style-name="gr4" draw:text-style-name="P1" draw:layer="layout" svg:width="3.81cm" svg:height="2.286cm" svg:x="19.542cm" svg:y="7.60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3.556cm" svg:height="1.524cm" svg:x="19.669cm" svg:y="7.985cm">
            <draw:text-box>
              <text:p text:style-name="P4"><text:span text:style-name="T1">Cluster-Node 2</text:span></text:p>
            </draw:text-box>
          </draw:frame>
        </draw:g>
        <draw:g>
          <draw:custom-shape draw:style-name="gr4" draw:text-style-name="P1" draw:layer="layout" svg:width="3.81cm" svg:height="2.286cm" svg:x="19.542cm" svg:y="10.39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3.556cm" svg:height="1.524cm" svg:x="19.669cm" svg:y="10.779cm">
            <draw:text-box>
              <text:p text:style-name="P4"><text:span text:style-name="T1">Cluster-Node 3</text:span></text:p>
            </draw:text-box>
          </draw:frame>
        </draw:g>
        <draw:frame draw:style-name="gr19" draw:text-style-name="P13" draw:layer="layout" svg:width="4.318cm" svg:height="1.651cm" svg:x="19.415cm" svg:y="13.065cm">
          <draw:text-box>
            <text:p text:style-name="P7"><text:span text:style-name="T6">Couchbase Cluster</text:span></text:p>
          </draw:text-box>
        </draw:frame>
        <draw:line draw:style-name="gr12" draw:text-style-name="P6" draw:layer="layout" svg:x1="16.748cm" svg:y1="4.81cm" svg:x2="19.542cm" svg:y2="5.826cm">
          <text:p/>
        </draw:line>
        <draw:line draw:style-name="gr12" draw:text-style-name="P6" draw:layer="layout" svg:x1="16.748cm" svg:y1="6.461cm" svg:x2="19.542cm" svg:y2="8.62cm">
          <text:p/>
        </draw:line>
        <draw:line draw:style-name="gr12" draw:text-style-name="P6" draw:layer="layout" svg:x1="16.748cm" svg:y1="8.239cm" svg:x2="19.542cm" svg:y2="11.541cm">
          <text:p/>
        </draw:line>
        <draw:line draw:style-name="gr12" draw:text-style-name="P6" draw:layer="layout" svg:x1="16.748cm" svg:y1="9.89cm" svg:x2="19.542cm" svg:y2="6.08cm">
          <text:p/>
        </draw:line>
        <draw:line draw:style-name="gr12" draw:text-style-name="P6" draw:layer="layout" svg:x1="16.748cm" svg:y1="11.668cm" svg:x2="19.542cm" svg:y2="8.874cm">
          <text:p/>
        </draw:line>
        <draw:line draw:style-name="gr12" draw:text-style-name="P6" draw:layer="layout" svg:x1="16.748cm" svg:y1="14.589cm" svg:x2="19.542cm" svg:y2="6.96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4-18T13:22:17.413007000</meta:creation-date>
    <dc:date>2018-04-19T09:49:14.479117000</dc:date>
    <meta:editing-duration>PT46M25S</meta:editing-duration>
    <meta:editing-cycles>12</meta:editing-cycles>
    <meta:generator>LibreOffice/6.3.2.2$MacOSX_X86_64 LibreOffice_project/98b30e735bda24bc04ab42594c85f7fd8be07b9c</meta:generator>
    <meta:document-statistic meta:object-count="101"/>
  </office:meta>
</office:document-meta>
</file>